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B000000BE6C1A4152A12D07D2.png" manifest:media-type="image/png"/>
  <manifest:file-entry manifest:full-path="Pictures/100000000000003F000001DAFDBD5F8B1C59CF78.png" manifest:media-type="image/png"/>
  <manifest:file-entry manifest:full-path="Pictures/10000000000001250000017154B0EA4845B47C30.png" manifest:media-type="image/png"/>
  <manifest:file-entry manifest:full-path="Pictures/10000000000002D3000001B01A2CB892424991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Default_5f_1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7cm" fo:min-width="6.262cm"/>
      <style:paragraph-properties style:writing-mode="lr-tb"/>
    </style:style>
    <style:style style:name="gr6" style:family="graphic" style:parent-style-name="Default_5f_1">
      <style:graphic-properties draw:stroke="none" svg:stroke-color="#000000" draw:fill="none" draw:fill-color="#ffffff" fo:min-height="2.127cm"/>
      <style:paragraph-properties style:writing-mode="lr-tb"/>
    </style:style>
    <style:style style:name="gr7" style:family="graphic" style:parent-style-name="Default_5f_1">
      <style:graphic-properties draw:stroke="none" svg:stroke-color="#000000" draw:fill="none" draw:fill-color="#ffffff" fo:min-height="0.831cm"/>
      <style:paragraph-properties style:writing-mode="lr-tb"/>
    </style:style>
    <style:style style:name="gr8" style:family="graphic" style:parent-style-name="Default_5f_1">
      <style:graphic-properties draw:stroke="none" svg:stroke-color="#000000" draw:fill="none" draw:fill-color="#ffffff" fo:min-height="1.417cm"/>
      <style:paragraph-properties style:writing-mode="lr-tb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64cm" fo:min-width="1.565cm"/>
      <style:paragraph-properties style:writing-mode="lr-tb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749cm"/>
      <style:paragraph-properties style:writing-mode="lr-tb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505cm"/>
      <style:paragraph-properties style:writing-mode="lr-tb"/>
    </style:style>
    <style:style style:name="gr1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2.499cm"/>
      <style:paragraph-properties style:writing-mode="lr-tb"/>
    </style:style>
    <style:style style:name="gr1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676cm"/>
      <style:paragraph-properties style:writing-mode="lr-tb"/>
    </style:style>
    <style:style style:name="gr1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625cm" fo:min-width="1.321cm"/>
      <style:paragraph-properties style:writing-mode="lr-tb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625cm" fo:min-width="0cm"/>
      <style:paragraph-properties style:writing-mode="lr-tb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82cm" fo:min-width="1.236cm"/>
      <style:paragraph-properties style:writing-mode="lr-tb"/>
    </style:style>
    <style:style style:name="gr1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774cm" fo:min-width="0cm"/>
      <style:paragraph-properties style:writing-mode="lr-tb"/>
    </style:style>
    <style:style style:name="gr1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95cm" fo:min-width="3.299cm"/>
      <style:paragraph-properties style:writing-mode="lr-tb"/>
    </style:style>
    <style:style style:name="gr1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38cm" fo:min-width="1.237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362cm" fo:min-width="8.666cm"/>
      <style:paragraph-properties style:writing-mode="lr-tb"/>
    </style:style>
    <style:style style:name="gr22" style:family="graphic" style:parent-style-name="standard">
      <style:graphic-properties draw:fill="solid" draw:fill-color="#996600" draw:textarea-vertical-align="middle"/>
    </style:style>
    <style:style style:name="gr2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24" style:family="graphic" style:parent-style-name="standard">
      <style:graphic-properties draw:fill="solid" draw:fill-color="#eeeeee" draw:textarea-horizontal-align="justify" draw:textarea-vertical-align="middle" draw:auto-grow-height="false" fo:min-height="3.144cm" fo:min-width="3.602cm" style:protect="size"/>
    </style:style>
    <style:style style:name="gr25" style:family="graphic" style:parent-style-name="Arrow_20_Line">
      <style:graphic-properties draw:textarea-vertical-align="middle"/>
      <style:paragraph-properties style:writing-mode="lr-tb"/>
    </style:style>
    <style:style style:name="gr26" style:family="graphic" style:parent-style-name="standard">
      <style:graphic-properties draw:fill="solid" draw:fill-color="#ffb66c" draw:opacity="49%" draw:textarea-vertical-align="middle" draw:shadow-opacity="49%"/>
    </style:style>
    <style:style style:name="gr27" style:family="graphic" style:parent-style-name="standard">
      <style:graphic-properties draw:fill="hatch" draw:fill-color="#996600" draw:fill-hatch-name="Red_20_90_20_Degrees_20_Crossed_20_1" draw:fill-hatch-solid="fals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solid" draw:fill-color="#996600"/>
      <style:paragraph-properties fo:text-align="center"/>
    </style:style>
    <style:style style:name="P10" style:family="paragraph">
      <loext:graphic-properties draw:fill="solid" draw:fill-color="#eeeee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b66c" draw:opacity="49%"/>
      <style:paragraph-properties fo:text-align="center"/>
    </style:style>
    <style:style style:name="P13" style:family="paragraph">
      <loext:graphic-properties draw:fill="hatch" draw:fill-color="#996600" draw:fill-hatch-name="Red_20_90_20_Degrees_20_Crossed_20_1" draw:fill-hatch-solid="fals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Title_25_20Block_25_20Simple">
        <office:forms form:automatic-focus="false" form:apply-design-mode="false"/>
        <draw:rect draw:style-name="gr1" draw:text-style-name="P1" draw:layer="layout" svg:width="12cm" svg:height="10cm" svg:x="15.5cm" svg:y="5cm">
          <text:p/>
        </draw:rect>
        <draw:g>
          <draw:rect draw:style-name="gr2" draw:text-style-name="P2" draw:layer="layout" svg:width="39.911cm" svg:height="27.372cm" draw:transform="rotate (0.000174532925199433) translate (1cm 1.007cm)">
            <text:p/>
          </draw:rect>
          <draw:line draw:style-name="gr3" draw:text-style-name="P2" draw:layer="layout" svg:x1="1cm" svg:y1="24.056cm" svg:x2="40.915cm" svg:y2="24.056cm">
            <text:p/>
          </draw:line>
          <draw:line draw:style-name="gr4" draw:text-style-name="P2" draw:layer="layout" svg:x1="1cm" svg:y1="26.064cm" svg:x2="27.55cm" svg:y2="26.074cm">
            <text:p/>
          </draw:line>
          <draw:line draw:style-name="gr4" draw:text-style-name="P2" draw:layer="layout" svg:x1="20.345cm" svg:y1="24.059cm" svg:x2="20.345cm" svg:y2="28.382cm">
            <text:p/>
          </draw:line>
          <draw:line draw:style-name="gr4" draw:text-style-name="P2" draw:layer="layout" svg:x1="27.55cm" svg:y1="24.057cm" svg:x2="27.55cm" svg:y2="28.236cm">
            <text:p/>
          </draw:line>
          <draw:line draw:style-name="gr4" draw:text-style-name="P2" draw:layer="layout" svg:x1="27.55cm" svg:y1="24.057cm" svg:x2="27.55cm" svg:y2="28.38cm">
            <text:p/>
          </draw:line>
          <draw:line draw:style-name="gr4" draw:text-style-name="P2" draw:layer="layout" svg:x1="17.319cm" svg:y1="24.06cm" svg:x2="17.319cm" svg:y2="28.383cm">
            <text:p/>
          </draw:line>
          <draw:line draw:style-name="gr4" draw:text-style-name="P2" draw:layer="layout" svg:x1="23.227cm" svg:y1="24.057cm" svg:x2="23.227cm" svg:y2="28.38cm">
            <text:p/>
          </draw:line>
          <draw:frame draw:style-name="gr5" draw:text-style-name="P3" draw:layer="layout" svg:width="6.762cm" svg:height="1.387cm" draw:transform="rotate (0.000349065850398866) translate (31.585cm 24.2cm)">
            <draw:text-box>
              <text:p><text:span text:style-name="T1">Business Name Here</text:span><text:span text:style-name="T2"> </text:span></text:p>
            </draw:text-box>
          </draw:frame>
          <draw:frame draw:style-name="gr6" draw:text-style-name="P4" draw:layer="layout" svg:width="6.34cm" svg:height="2.377cm" draw:transform="rotate (0.000349065850398866) translate (32.738cm 25.353cm)">
            <draw:text-box>
              <text:p text:style-name="P1"><text:span text:style-name="T1">Address Here</text:span></text:p>
            </draw:text-box>
          </draw:frame>
          <draw:frame draw:style-name="gr7" draw:text-style-name="P5" draw:layer="layout" svg:width="7.925cm" svg:height="1.081cm" draw:transform="rotate (0.000174532925199433) translate (32.451cm 27.226cm)">
            <draw:text-box>
              <text:p><text:span text:style-name="T3">email@youremail.com</text:span></text:p>
            </draw:text-box>
          </draw:frame>
          <draw:frame draw:style-name="gr8" draw:text-style-name="P6" draw:layer="layout" svg:width="2.564cm" svg:height="1.667cm" svg:x="1.468cm" svg:y="24.135cm">
            <draw:text-box>
              <text:p><text:span text:style-name="T4">CAD:</text:span></text:p>
            </draw:text-box>
          </draw:frame>
          <draw:frame draw:style-name="gr9" draw:text-style-name="P6" draw:layer="layout" svg:width="2.065cm" svg:height="1.014cm" svg:x="1.432cm" svg:y="26.219cm">
            <draw:text-box>
              <text:p><text:span text:style-name="T4">Title:</text:span></text:p>
            </draw:text-box>
          </draw:frame>
          <draw:frame draw:style-name="gr10" draw:text-style-name="P7" draw:layer="layout" svg:width="3.249cm" svg:height="0.875cm" svg:x="17.175cm" svg:y="25.357cm">
            <draw:text-box>
              <text:p><text:span text:style-name="T5">Drawing No.</text:span></text:p>
            </draw:text-box>
          </draw:frame>
          <draw:frame draw:style-name="gr11" draw:text-style-name="P7" draw:layer="layout" svg:width="2.005cm" svg:height="0.875cm" svg:x="17.819cm" svg:y="27.504cm">
            <draw:text-box>
              <text:p><text:span text:style-name="T5">Scale.</text:span></text:p>
            </draw:text-box>
          </draw:frame>
          <draw:frame draw:style-name="gr12" draw:text-style-name="P7" draw:layer="layout" svg:width="2.999cm" svg:height="0.875cm" svg:x="20.345cm" svg:y="25.351cm">
            <draw:text-box>
              <text:p><text:span text:style-name="T5">Project No.</text:span></text:p>
            </draw:text-box>
          </draw:frame>
          <draw:frame draw:style-name="gr13" draw:text-style-name="P7" draw:layer="layout" svg:width="2.176cm" svg:height="0.875cm" svg:x="20.779cm" svg:y="27.494cm">
            <draw:text-box>
              <text:p><text:span text:style-name="T5">Drawn.</text:span></text:p>
            </draw:text-box>
          </draw:frame>
          <draw:frame draw:style-name="gr14" draw:text-style-name="P7" draw:layer="layout" svg:width="1.821cm" svg:height="0.875cm" svg:x="24.288cm" svg:y="25.354cm">
            <draw:text-box>
              <text:p><text:span text:style-name="T5">Date.</text:span></text:p>
            </draw:text-box>
          </draw:frame>
          <draw:frame draw:style-name="gr15" draw:text-style-name="P7" draw:layer="layout" svg:width="2.961cm" svg:height="0.875cm" svg:x="24.093cm" svg:y="27.567cm">
            <draw:text-box>
              <text:p><text:span text:style-name="T5">Revision.</text:span></text:p>
            </draw:text-box>
          </draw:frame>
          <draw:frame draw:style-name="gr16" draw:text-style-name="P3" draw:layer="layout" svg:width="1.736cm" svg:height="1.532cm" svg:x="18.04cm" svg:y="24.348cm">
            <draw:text-box>
              <text:p><text:span text:style-name="T2">01</text:span></text:p>
            </draw:text-box>
          </draw:frame>
          <draw:frame draw:style-name="gr17" draw:text-style-name="P5" draw:layer="layout" svg:width="2.119cm" svg:height="1.024cm" svg:x="17.787cm" svg:y="26.249cm">
            <draw:text-box>
              <text:p><text:span text:style-name="T3">1:5</text:span></text:p>
            </draw:text-box>
          </draw:frame>
          <draw:frame draw:style-name="gr18" draw:text-style-name="P8" draw:layer="layout" svg:width="3.799cm" svg:height="1.045cm" svg:x="23.371cm" svg:y="24.597cm">
            <draw:text-box>
              <text:p><text:span text:style-name="T1">2019/04/10</text:span></text:p>
            </draw:text-box>
          </draw:frame>
          <draw:frame draw:style-name="gr19" draw:text-style-name="P3" draw:layer="layout" svg:width="1.737cm" svg:height="1.388cm" svg:x="24.407cm" svg:y="26.25cm">
            <draw:text-box>
              <text:p><text:span text:style-name="T2">01</text:span></text:p>
            </draw:text-box>
          </draw:frame>
          <draw:frame draw:style-name="gr20" draw:text-style-name="P2" draw:layer="layout" svg:width="2.738cm" svg:height="3.227cm" svg:x="28.234cm" svg:y="24.719cm">
            <draw:image xlink:href="Pictures/10000000000001250000017154B0EA4845B47C30.png" xlink:type="simple" xlink:show="embed" xlink:actuate="onLoad" draw:mime-type="image/png">
              <text:p/>
            </draw:image>
          </draw:frame>
          <draw:frame draw:style-name="gr21" draw:text-style-name="P3" draw:layer="layout" svg:width="9.166cm" svg:height="1.612cm" draw:transform="rotate (0.000174532925199433) translate (3.708cm 26.487cm)">
            <draw:text-box>
              <text:p><text:span text:style-name="T6">xxxxxx</text:span><text:span text:style-name="T2"> </text:span></text:p>
            </draw:text-box>
          </draw:frame>
        </draw:g>
        <draw:rect draw:style-name="gr22" draw:text-style-name="P9" draw:layer="layout" svg:width="0.24cm" svg:height="10cm" svg:x="27.26cm" svg:y="5cm">
          <text:p/>
        </draw:rect>
        <draw:rect draw:style-name="gr1" draw:text-style-name="P1" draw:layer="layout" svg:width="4.3cm" svg:height="10cm" svg:x="9.716cm" svg:y="5.016cm">
          <text:p/>
        </draw:rect>
        <draw:frame draw:style-name="gr23" draw:text-style-name="P1" draw:layer="layout" svg:width="10.9cm" svg:height="6.5cm" svg:x="16.3cm" svg:y="5.8cm">
          <draw:image xlink:href="Pictures/10000000000002D3000001B01A2CB892424991CE.png" xlink:type="simple" xlink:show="embed" xlink:actuate="onLoad" draw:mime-type="image/png">
            <text:p/>
          </draw:image>
        </draw:frame>
        <draw:frame draw:style-name="gr23" draw:text-style-name="P1" draw:layer="layout" svg:width="0.7cm" svg:height="6.5cm" svg:x="11.183cm" svg:y="5.785cm">
          <draw:image xlink:href="Pictures/100000000000003F000001DAFDBD5F8B1C59CF78.png" xlink:type="simple" xlink:show="embed" xlink:actuate="onLoad" draw:mime-type="image/png">
            <text:p/>
          </draw:image>
        </draw:frame>
        <draw:rect draw:style-name="gr1" draw:text-style-name="P1" draw:layer="layout" svg:width="12cm" svg:height="5.4cm" svg:x="15.6cm" svg:y="15.8cm">
          <text:p/>
        </draw:rect>
        <draw:rect draw:style-name="gr22" draw:text-style-name="P9" draw:layer="layout" svg:width="0.24cm" svg:height="10cm" svg:x="15.56cm" svg:y="5cm">
          <text:p/>
        </draw:rect>
        <draw:frame draw:style-name="gr23" draw:text-style-name="P1" draw:layer="layout" svg:width="5.6cm" svg:height="2cm" svg:x="18.9cm" svg:y="12.1cm">
          <draw:image xlink:href="Pictures/10000000000001DB000000BE6C1A4152A12D07D2.png" xlink:type="simple" xlink:show="embed" xlink:actuate="onLoad" draw:mime-type="image/png">
            <text:p/>
          </draw:image>
        </draw:frame>
        <draw:custom-shape draw:style-name="gr24" draw:text-style-name="P10" draw:layer="layout" svg:width="5.8cm" svg:height="4.8cm" svg:x="19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25" draw:text-style-name="P1" draw:layer="measurelines" svg:x1="9.7cm" svg:y1="5cm" svg:x2="14cm" svg:y2="5cm">
          <text:p text:style-name="P11"><text:measure text:kind="gap"/><text:measure text:kind="value">215</text:measure><text:s/><text:measure text:kind="unit">mm</text:measure><text:measure text:kind="gap"/></text:p>
        </draw:measure>
        <draw:measure draw:style-name="gr25" draw:text-style-name="P1" draw:layer="measurelines" svg:x1="27.6cm" svg:y1="15.8cm" svg:x2="27.6cm" svg:y2="21.2cm">
          <text:p text:style-name="P11"><text:measure text:kind="gap"/><text:measure text:kind="value">270</text:measure><text:s/><text:measure text:kind="unit">mm</text:measure><text:measure text:kind="gap"/></text:p>
        </draw:measure>
        <draw:measure draw:style-name="gr25" draw:text-style-name="P1" draw:layer="layout" svg:x1="28.1cm" svg:y1="5cm" svg:x2="28.1cm" svg:y2="15cm">
          <text:p text:style-name="P11"><text:measure text:kind="gap"/><text:measure text:kind="value">500</text:measure><text:s/><text:measure text:kind="unit">mm</text:measure><text:measure text:kind="gap"/></text:p>
        </draw:measure>
        <draw:measure draw:style-name="gr25" draw:text-style-name="P1" draw:layer="measurelines" svg:x1="15.5cm" svg:y1="5.1cm" svg:x2="27.5cm" svg:y2="5cm">
          <text:p text:style-name="P11"><text:measure text:kind="gap"/><text:measure text:kind="value">600</text:measure><text:s/><text:measure text:kind="unit">mm</text:measure><text:measure text:kind="gap"/></text:p>
        </draw:measure>
        <draw:rect draw:style-name="gr22" draw:text-style-name="P9" draw:layer="layout" svg:width="11.5cm" svg:height="0.24cm" svg:x="15.8cm" svg:y="14.1cm">
          <text:p/>
        </draw:rect>
        <draw:rect draw:style-name="gr22" draw:text-style-name="P9" draw:layer="layout" svg:width="11.5cm" svg:height="0.24cm" svg:x="15.8cm" svg:y="5cm">
          <text:p/>
        </draw:rect>
        <draw:rect draw:style-name="gr22" draw:text-style-name="P9" draw:layer="layout" svg:width="3.65cm" svg:height="0.24cm" svg:x="10.033cm" svg:y="14.05cm">
          <text:p/>
        </draw:rect>
        <draw:rect draw:style-name="gr22" draw:text-style-name="P9" draw:layer="layout" svg:width="4.3cm" svg:height="0.24cm" svg:x="9.7cm" svg:y="5cm">
          <text:p/>
        </draw:rect>
        <draw:rect draw:style-name="gr26" draw:text-style-name="P12" draw:layer="layout" svg:width="11.5cm" svg:height="1.417cm" svg:x="15.8cm" svg:y="12.683cm">
          <text:p/>
        </draw:rect>
        <draw:rect draw:style-name="gr26" draw:text-style-name="P12" draw:layer="layout" svg:width="11.5cm" svg:height="2cm" svg:x="15.8cm" svg:y="6.5cm">
          <text:p/>
        </draw:rect>
        <draw:rect draw:style-name="gr22" draw:text-style-name="P9" draw:layer="layout" svg:width="0.3cm" svg:height="2.053cm" svg:x="13.733cm" svg:y="12.697cm">
          <text:p/>
        </draw:rect>
        <draw:rect draw:style-name="gr22" draw:text-style-name="P9" draw:layer="layout" svg:width="0.3cm" svg:height="2.037cm" svg:x="9.667cm" svg:y="12.664cm">
          <text:p/>
        </draw:rect>
        <draw:rect draw:style-name="gr22" draw:text-style-name="P9" draw:layer="layout" svg:width="0.3cm" svg:height="1.303cm" svg:x="11.914cm" svg:y="12.7cm">
          <text:p/>
        </draw:rect>
        <draw:rect draw:style-name="gr22" draw:text-style-name="P9" draw:layer="layout" svg:width="0.3cm" svg:height="2cm" svg:x="11.898cm" svg:y="6.479cm">
          <text:p/>
        </draw:rect>
        <draw:rect draw:style-name="gr27" draw:text-style-name="P13" draw:layer="layout" svg:width="0.44cm" svg:height="0.44cm" svg:x="9.996cm" svg:y="13.59cm">
          <text:p/>
        </draw:rect>
        <draw:rect draw:style-name="gr27" draw:text-style-name="P13" draw:layer="layout" svg:width="0.44cm" svg:height="0.44cm" svg:x="13.237cm" svg:y="14.318cm">
          <text:p/>
        </draw:rect>
        <draw:rect draw:style-name="gr27" draw:text-style-name="P13" draw:layer="layout" svg:width="0.44cm" svg:height="0.44cm" svg:x="10.029cm" svg:y="14.284cm">
          <text:p/>
        </draw:rect>
        <draw:rect draw:style-name="gr27" draw:text-style-name="P13" draw:layer="layout" svg:width="0.44cm" svg:height="1.938cm" svg:x="12.212cm" svg:y="6.512cm">
          <text:p/>
        </draw:rect>
        <draw:rect draw:style-name="gr27" draw:text-style-name="P13" draw:layer="layout" svg:width="0.44cm" svg:height="0.44cm" svg:x="11.435cm" svg:y="13.606cm">
          <text:p/>
        </draw:rect>
        <draw:rect draw:style-name="gr27" draw:text-style-name="P13" draw:layer="layout" svg:width="0.44cm" svg:height="0.44cm" svg:x="15.85cm" svg:y="5.222cm">
          <text:p/>
        </draw:rect>
        <draw:rect draw:style-name="gr27" draw:text-style-name="P13" draw:layer="layout" svg:width="0.44cm" svg:height="0.44cm" svg:x="26.797cm" svg:y="5.272cm">
          <text:p/>
        </draw:rect>
        <draw:rect draw:style-name="gr22" draw:text-style-name="P9" draw:layer="layout" svg:width="11.5cm" svg:height="0.24cm" svg:x="15.823cm" svg:y="15.808cm">
          <text:p/>
        </draw:rect>
        <draw:rect draw:style-name="gr22" draw:text-style-name="P9" draw:layer="layout" svg:width="11.5cm" svg:height="0.24cm" svg:x="15.824cm" svg:y="20.979cm">
          <text:p/>
        </draw:rect>
        <draw:rect draw:style-name="gr22" draw:text-style-name="P9" draw:layer="layout" svg:width="0.24cm" svg:height="5.33cm" svg:x="27.381cm" svg:y="15.875cm">
          <text:p/>
        </draw:rect>
        <draw:rect draw:style-name="gr22" draw:text-style-name="P9" draw:layer="layout" svg:width="0.24cm" svg:height="5.33cm" svg:x="15.619cm" svg:y="15.827cm">
          <text:p/>
        </draw:rect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ue_20_-45_20_Degrees" draw:display-name="Blue -45 Degrees" draw:style="single" draw:color="#2a6099" draw:distance="0.203cm" draw:rotation="3150"/>
    <draw:hatch draw:name="Red_20_90_20_Degrees_20_Crossed_20_1" draw:display-name="Red 90 Degrees Crossed 1" draw:style="single" draw:color="#2a6099" draw:distance="0.1cm" draw:rotation="3150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Title_25_20Block_25_20Simple" style:display-name="Title%20Block%20Simple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7-10T17:19:46.58</meta:creation-date>
    <dc:date>2021-11-15T15:12:48.135000000</dc:date>
    <meta:editing-duration>PT11H36M43S</meta:editing-duration>
    <meta:editing-cycles>29</meta:editing-cycles>
    <meta:generator>LibreOffice/7.2.0.4$Windows_X86_64 LibreOffice_project/9a9c6381e3f7a62afc1329bd359cc48accb6435b</meta:generator>
    <meta:document-statistic meta:object-count="60"/>
  </office:meta>
</office:document-meta>
</file>